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RequestCondition.wrap( RequestCondition &lt; ? &gt; ... rawCond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.assertNumberOfConditions( CompositeRequest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unwr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.CompositeRequestCondition( RequestCondition &lt; ? &gt; ... request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combine( CompositeRequestCondition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MatchingCondition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RequestCondition.CompositeRequestCondition( RequestConditionHolder [ ] request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compareTo( CompositeRequestCondition other ,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